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</style:style>
    <style:style style:name="T1" style:family="text">
      <style:text-properties fo:language="da" fo:country="DK"/>
    </style:style>
    <style:style style:name="T2" style:family="text">
      <style:text-properties fo:language="de" fo:country="DE"/>
    </style:style>
    <style:style style:name="T3" style:family="text">
      <style:text-properties fo:language="sv" fo:country="SE"/>
    </style:style>
    <style:style style:name="T4" style:family="text">
      <style:text-properties fo:language="nl" fo:country="NL"/>
    </style:style>
    <style:style style:name="T5" style:family="text">
      <style:text-properties fo:language="pt" fo:country="PT"/>
    </style:style>
    <style:style style:name="T6" style:family="text">
      <style:text-properties fo:language="it" fo:country="IT"/>
    </style:style>
    <style:style style:name="T7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vensk gudstjeneste i Porsanger </text:p>
      <text:p text:style-name="Text_20_body"/>
      <text:p text:style-name="Text_20_body">Preludium </text:p>
      <text:p text:style-name="Text_20_body">Inngangsb<text:span text:style-name="T1">ø</text:span>nn – klokkerb<text:span text:style-name="T1">ø</text:span>nn </text:p>
      <text:p text:style-name="Text_20_body"><text:span text:style-name="T2">Herre!</text:span><text:line-break/>Jeg er kommet inn i dette ditt hellige hus for å h<text:span text:style-name="T1">ø</text:span>re hva du, Gud Fader, min skaper, du Herre Jesus, min Frelser, du Hellige <text:span text:style-name="T1">Ånd, min trøster i liv og dø</text:span>d, vil tale til meg. Herre! Lat nu opp mitt hjerte ved din Hellige <text:span text:style-name="T1">Ånd, s</text:span>å jeg av ditt ord må l<text:span text:style-name="T1">æ</text:span>re å s<text:span text:style-name="T1">ørge over mine synder, og i liv og dø</text:span><text:span text:style-name="T3">d tro p</text:span>å Jesus, og hver dag forbedre meg i et hellig liv og levnet. Det h<text:span text:style-name="T1">øre og bø</text:span>nnh<text:span text:style-name="T1">ø</text:span><text:span text:style-name="T3">re du ved Jesus Kristus! Amen </text:span></text:p>
      <text:p text:style-name="Text_20_body"/>
      <text:p text:style-name="Text_20_body">Inngangssalme </text:p>
      <text:p text:style-name="Text_20_body">Inngangsord </text:p>
      <text:p text:style-name="Text_20_body"><text:span text:style-name="T1">Kjæ</text:span>re menighet.<text:line-break/>N<text:span text:style-name="T1">å</text:span><text:span text:style-name="T4">de v</text:span><text:span text:style-name="T1">ære med dere og Fred fra Gud, vå</text:span><text:span text:style-name="T3">r Far, og Herren Jesus Kristus. </text:span></text:p>
      <text:p text:style-name="Text_20_body"/>
      <text:p text:style-name="Text_20_body"><text:span text:style-name="T1">Det står skrevet .. </text:span></text:p>
      <text:p text:style-name="Text_20_body"><text:line-break/>Slik lyder Herrens ord. </text:p>
      <text:p text:style-name="Text_20_body"/>
      <text:p text:style-name="Text_20_body">Trosbekjennelse </text:p>
      <text:p text:style-name="Text_20_body"><text:span text:style-name="T5">Liturg: </text:span></text:p>
      <text:p text:style-name="Text_20_body">La oss bekjenne v<text:span text:style-name="T1">år hellige tro! </text:span><text:line-break/>(Menigheten reiser seg) </text:p>
      <text:p text:style-name="Text_20_body"><text:span text:style-name="T2">Alle: </text:span></text:p>
      <text:p text:style-name="Text_20_body"><text:span text:style-name="T1">Jeg tror p</text:span>å Gud Fader, den allmektige, himmelens og jordens skaper. </text:p>
      <text:p text:style-name="Text_20_body"/>
      <text:p text:style-name="Text_20_body"><text:span text:style-name="T1">Jeg tror p</text:span>å <text:span text:style-name="T3">Jesus Kristus,</text:span><text:line-break/><text:span text:style-name="T3">Guds enb</text:span><text:span text:style-name="T1">årne Sø</text:span><text:span text:style-name="T2">nn, v</text:span><text:span text:style-name="T1">å</text:span><text:span text:style-name="T3">r Herre,</text:span><text:line-break/>som ble unnfanget ved Den Hellige <text:span text:style-name="T1">Ånd, fø</text:span>dt av jomfru Maria,<text:line-break/>pint under Pontius Pilatus,<text:line-break/><text:span text:style-name="T1">korsfestet, død og begravet,</text:span><text:line-break/>for ned til d<text:span text:style-name="T1">ø</text:span>dsriket, stod opp fra de d<text:span text:style-name="T1">ø</text:span>de tredje dag,<text:line-break/>for opp til himmelen, sitter ved Guds, den allmektige Faders, h<text:span text:style-name="T1">ø</text:span>yre h<text:span text:style-name="T1">å</text:span><text:span text:style-name="T4">nd,</text:span><text:line-break/>skal derfra komme igjen for å d<text:span text:style-name="T1">ømme levende og dø</text:span>de. </text:p>
      <text:p text:style-name="Text_20_body"><text:span text:style-name="T1">Jeg tror p</text:span>å <text:span text:style-name="T4">Den Hellige </text:span><text:span text:style-name="T1">Å</text:span>nd, en hellige alminnelig kirke, de helliges samfunn, syndenes forlatelse, kj<text:span text:style-name="T1">ø</text:span>dets oppstandelse og det evige liv. </text:p>
      <text:p text:style-name="Text_20_body"/>
      <text:p text:style-name="Text_20_body">Medliturg:</text:p>
      <text:p text:style-name="Text_20_body">V<text:span text:style-name="T1">æ</text:span><text:span text:style-name="T3">r, o Gud, etter ditt l</text:span><text:span text:style-name="T1">ø</text:span>fte enkers forsvar og faderl<text:span text:style-name="T1">ø</text:span><text:span text:style-name="T5">ses far.</text:span><text:line-break/>Gi alle syke og sorgfulle lindring og tr<text:span text:style-name="T1">ø</text:span>st, kom n<text:span text:style-name="T1">ådig </text:span></text:p>
      <text:p text:style-name="Text_20_body">de anfektede til hjelp, og dem som er i d<text:span text:style-name="T1">ø</text:span><text:span text:style-name="T4">dens n</text:span><text:span text:style-name="T1">ø</text:span>d. V<text:span text:style-name="T1">æ</text:span>r deres styrke som lider trengsel for Jesu navns skyld. </text:p>
      <text:p text:style-name="Text_20_body"><text:soft-page-break/><text:span text:style-name="T1">Gi et fredsommelig og lykkelig samliv, godt og tjenlig væ</text:span>r, rettsindige og kristelige r<text:span text:style-name="T1">å</text:span>d til all v<text:span text:style-name="T1">å</text:span>r gjerning! </text:p>
      <text:p text:style-name="Text_20_body"/>
      <text:p text:style-name="Text_20_body"><text:span text:style-name="T1">Fadervå</text:span>r </text:p>
      <text:p text:style-name="Text_20_body"><text:span text:style-name="T2">Fader v</text:span><text:span text:style-name="T1">å</text:span>r,<text:line-break/>du som er i himmelen! La ditt navn holdes hellig.<text:line-break/>La ditt rike komme.<text:line-break/>La din vilje skje på jorden<text:line-break/>som i himmelen.<text:line-break/><text:span text:style-name="T3"><text:line-break/>Gi oss i dag v</text:span><text:span text:style-name="T1">å</text:span>rt daglige br<text:span text:style-name="T1">ø</text:span>d.<text:line-break/>Forlat oss v<text:span text:style-name="T1">å</text:span>r skyld, som vi òg forlater v<text:span text:style-name="T1">å</text:span>re skyldnere.<text:line-break/>Led oss ikke inn i fristelse,<text:line-break/>men frels oss fra det onde.<text:line-break/>For riket er ditt,<text:line-break/>og makten og <text:span text:style-name="T1">æ</text:span>ren i evighet.</text:p>
      <text:p text:style-name="Text_20_body"/>
      <text:p text:style-name="Text_20_body">Herren velsigne deg og bevare deg!<text:line-break/>Herren la sitt ansikt lyse over deg og v<text:span text:style-name="T1">æ</text:span>re deg n<text:span text:style-name="T1">å</text:span><text:span text:style-name="T2">dig! Herren l</text:span><text:span text:style-name="T1">ø</text:span>fte sitt <text:span text:style-name="T1">å</text:span>syn på deg og gi deg fred! </text:p>
      <text:p text:style-name="Text_20_body"/>
      <text:p text:style-name="Text_20_body">Utgangsb<text:span text:style-name="T1">ø</text:span>nn </text:p>
      <text:p text:style-name="Text_20_body">Klokker: </text:p>
      <text:p text:style-name="Text_20_body">Herre! Jeg takker deg fordi du har l<text:span text:style-name="T1">æ</text:span>rt meg hva du vil<text:line-break/>at jeg skal gj<text:span text:style-name="T1">ø</text:span><text:span text:style-name="T6">re.</text:span><text:line-break/>Hjelp meg nu, min Gud, ved din Hellige <text:span text:style-name="T1">Å</text:span><text:span text:style-name="T7">nd </text:span></text:p>
      <text:p text:style-name="Text_20_body"><text:span text:style-name="T3">for Jesu Kristi skyld,</text:span><text:line-break/><text:span text:style-name="T1">at jeg m</text:span>å bevare ditt ord i et rent hjerte, styrkes ved det i troen, forbedres i et hellig levnet </text:p>
      <text:p text:style-name="Text_20_body">og ha tr<text:span text:style-name="T1">ø</text:span>st av det i liv og d<text:span text:style-name="T1">ø</text:span>d!<text:line-break/>Amen i Jesu nav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Arial Unicode MS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Arial Unicode MS" style:font-size-asian="10pt" style:language-asian="nb" style:country-asian="NO" style:font-name-complex="Times New Roman1" style:font-size-complex="10pt" style:language-complex="ar" style:country-complex="SA" loext:padding="0cm" loext:border="none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Thomas Brevik Kjærstad</dc:creator>
    <meta:editing-cycles>9</meta:editing-cycles>
    <meta:creation-date>2020-12-17T14:34:00</meta:creation-date>
    <dc:date>2020-12-17T14:43:00</dc:date>
    <meta:editing-duration>PT1M</meta:editing-duration>
    <meta:generator>LibreOffice/6.4.6.2$Linux_X86_64 LibreOffice_project/40$Build-2</meta:generator>
    <meta:document-statistic meta:table-count="0" meta:image-count="0" meta:object-count="0" meta:page-count="2" meta:paragraph-count="28" meta:word-count="443" meta:character-count="2418" meta:non-whitespace-character-count="19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